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svg:stroke-width="0cm" draw:fill-color="#777777" fo:padding-top="-0.05cm" fo:padding-bottom="-0.05cm" fo:padding-left="-0.05cm" fo:padding-right="-0.05cm"/>
    </style:style>
    <style:style style:name="gr3" style:family="graphic" style:parent-style-name="standard">
      <style:graphic-properties svg:stroke-width="0cm" draw:fill-color="#555555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bbbbbb" fo:padding-top="-0.05cm" fo:padding-bottom="-0.05cm" fo:padding-left="-0.05cm" fo:padding-right="-0.05cm"/>
    </style:style>
    <style:style style:name="gr5" style:family="graphic" style:parent-style-name="standard">
      <style:graphic-properties svg:stroke-width="0cm" draw:fill-color="#ffffff" fo:padding-top="-0.05cm" fo:padding-bottom="-0.05cm" fo:padding-left="-0.05cm" fo:padding-right="-0.05cm"/>
    </style:style>
    <style:style style:name="gr6" style:family="graphic" style:parent-style-name="standard">
      <style:graphic-properties svg:stroke-width="0cm" draw:fill-color="#004000" fo:padding-top="-0.05cm" fo:padding-bottom="-0.05cm" fo:padding-left="-0.05cm" fo:padding-right="-0.05cm"/>
    </style:style>
    <style:style style:name="gr7" style:family="graphic" style:parent-style-name="standard">
      <style:graphic-properties svg:stroke-width="0cm" draw:fill-color="#333333" fo:padding-top="-0.05cm" fo:padding-bottom="-0.05cm" fo:padding-left="-0.05cm" fo:padding-right="-0.05cm"/>
    </style:style>
    <style:style style:name="gr8" style:family="graphic" style:parent-style-name="standard">
      <style:graphic-properties svg:stroke-width="0cm" draw:fill-color="#00c000" fo:padding-top="-0.05cm" fo:padding-bottom="-0.05cm" fo:padding-left="-0.05cm" fo:padding-right="-0.05cm"/>
    </style:style>
    <style:style style:name="gr9" style:family="graphic" style:parent-style-name="standard">
      <style:graphic-properties svg:stroke-width="0cm" draw:fill-color="#808080" fo:padding-top="-0.05cm" fo:padding-bottom="-0.05cm" fo:padding-left="-0.05cm" fo:padding-right="-0.05cm"/>
    </style:style>
    <style:style style:name="gr10" style:family="graphic" style:parent-style-name="standard">
      <style:graphic-properties svg:stroke-width="0cm" draw:fill-color="#707070" fo:padding-top="-0.05cm" fo:padding-bottom="-0.05cm" fo:padding-left="-0.05cm" fo:padding-right="-0.05cm"/>
    </style:style>
    <style:style style:name="gr11" style:family="graphic" style:parent-style-name="standard">
      <style:graphic-properties svg:stroke-width="0cm" draw:fill-color="#505050" fo:padding-top="-0.05cm" fo:padding-bottom="-0.05cm" fo:padding-left="-0.05cm" fo:padding-right="-0.05cm"/>
    </style:style>
    <style:style style:name="gr12" style:family="graphic" style:parent-style-name="standard">
      <style:graphic-properties svg:stroke-width="0cm" draw:fill-color="#a0a0a0" fo:padding-top="-0.05cm" fo:padding-bottom="-0.05cm" fo:padding-left="-0.05cm" fo:padding-right="-0.05cm"/>
    </style:style>
    <style:style style:name="gr13" style:family="graphic" style:parent-style-name="standard">
      <style:graphic-properties svg:stroke-width="0cm" draw:fill-color="#008077" fo:padding-top="-0.05cm" fo:padding-bottom="-0.05cm" fo:padding-left="-0.05cm" fo:padding-right="-0.05cm"/>
    </style:style>
    <style:style style:name="gr14" style:family="graphic" style:parent-style-name="standard">
      <style:graphic-properties svg:stroke-width="0cm" draw:fill-color="#800080" fo:padding-top="-0.05cm" fo:padding-bottom="-0.05cm" fo:padding-left="-0.05cm" fo:padding-right="-0.05cm"/>
    </style:style>
    <style:style style:name="gr15" style:family="graphic" style:parent-style-name="standard">
      <style:graphic-properties svg:stroke-width="0cm" draw:fill-color="#c000c0" fo:padding-top="-0.05cm" fo:padding-bottom="-0.05cm" fo:padding-left="-0.05cm" fo:padding-right="-0.05cm"/>
    </style:style>
    <style:style style:name="gr16" style:family="graphic" style:parent-style-name="standard">
      <style:graphic-properties svg:stroke-width="0cm" draw:fill-color="#ffe0d4" fo:padding-top="-0.05cm" fo:padding-bottom="-0.05cm" fo:padding-left="-0.05cm" fo:padding-right="-0.05cm"/>
    </style:style>
    <style:style style:name="gr17" style:family="graphic" style:parent-style-name="standard">
      <style:graphic-properties svg:stroke-width="0cm" draw:fill-color="#efd0c4" fo:padding-top="-0.05cm" fo:padding-bottom="-0.05cm" fo:padding-left="-0.05cm" fo:padding-right="-0.05cm"/>
    </style:style>
    <style:style style:name="gr18" style:family="graphic" style:parent-style-name="standard">
      <style:graphic-properties svg:stroke-width="0cm" draw:fill-color="#40ff00" fo:padding-top="-0.05cm" fo:padding-bottom="-0.05cm" fo:padding-left="-0.05cm" fo:padding-right="-0.05cm"/>
    </style:style>
    <style:style style:name="gr19" style:family="graphic" style:parent-style-name="standard">
      <style:graphic-properties svg:stroke-width="0cm" draw:fill-color="#aaaaaa" fo:padding-top="-0.05cm" fo:padding-bottom="-0.05cm" fo:padding-left="-0.05cm" fo:padding-right="-0.05cm"/>
    </style:style>
    <style:style style:name="gr20" style:family="graphic" style:parent-style-name="standard">
      <style:graphic-properties svg:stroke-width="0cm" draw:fill-color="#0040c0" fo:padding-top="-0.05cm" fo:padding-bottom="-0.05cm" fo:padding-left="-0.05cm" fo:padding-right="-0.05cm"/>
    </style:style>
    <style:style style:name="gr21" style:family="graphic" style:parent-style-name="standard">
      <style:graphic-properties svg:stroke-width="0cm" draw:fill-color="#007067" fo:padding-top="-0.05cm" fo:padding-bottom="-0.05cm" fo:padding-left="-0.05cm" fo:padding-right="-0.05cm"/>
    </style:style>
    <style:style style:name="gr22" style:family="graphic" style:parent-style-name="standard">
      <style:graphic-properties svg:stroke-width="0cm" draw:fill-color="#8f5b1a" fo:padding-top="-0.05cm" fo:padding-bottom="-0.05cm" fo:padding-left="-0.05cm" fo:padding-right="-0.05cm"/>
    </style:style>
    <style:style style:name="gr23" style:family="graphic" style:parent-style-name="standard">
      <style:graphic-properties draw:stroke="none" svg:stroke-width="0cm" draw:fill-color="#8e5a19"/>
    </style:style>
    <style:style style:name="gr24" style:family="graphic" style:parent-style-name="standard">
      <style:graphic-properties svg:stroke-width="0cm" draw:fill-color="#666666" fo:padding-top="-0.05cm" fo:padding-bottom="-0.05cm" fo:padding-left="-0.05cm" fo:padding-right="-0.05cm"/>
    </style:style>
    <style:style style:name="gr25" style:family="graphic" style:parent-style-name="standard">
      <style:graphic-properties svg:stroke-width="0cm" draw:fill-color="#8000ff" fo:padding-top="-0.05cm" fo:padding-bottom="-0.05cm" fo:padding-left="-0.05cm" fo:padding-right="-0.05cm"/>
    </style:style>
    <style:style style:name="gr26" style:family="graphic" style:parent-style-name="standard">
      <style:graphic-properties svg:stroke-width="0cm" draw:fill-color="#c04040" fo:padding-top="-0.05cm" fo:padding-bottom="-0.05cm" fo:padding-left="-0.05cm" fo:padding-right="-0.05cm"/>
    </style:style>
    <style:style style:name="gr27" style:family="graphic" style:parent-style-name="standard">
      <style:graphic-properties svg:stroke-width="0cm" draw:fill-color="#c04080" fo:padding-top="-0.05cm" fo:padding-bottom="-0.05cm" fo:padding-left="-0.05cm" fo:padding-right="-0.05cm"/>
    </style:style>
    <style:style style:name="gr28" style:family="graphic" style:parent-style-name="standard">
      <style:graphic-properties svg:stroke-width="0cm" fo:padding-top="-0.05cm" fo:padding-bottom="-0.05cm" fo:padding-left="-0.05cm" fo:padding-right="-0.05cm"/>
    </style:style>
    <style:style style:name="gr29" style:family="graphic" style:parent-style-name="standard">
      <style:graphic-properties svg:stroke-width="0cm" draw:fill-color="#009087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1.137cm" svg:y="-4.99cm"/>
          <draw:glue-point draw:id="5" svg:x="-2.142cm" svg:y="4.992cm"/>
          <draw:glue-point draw:id="6" svg:x="-5.03cm" svg:y="-0.307cm"/>
          <draw:glue-point draw:id="7" svg:x="4.985cm" svg:y="-1.16cm"/>
          <draw:glue-point draw:id="8" svg:x="-0.831cm" svg:y="-0.366cm"/>
          <draw:path draw:style-name="gr1" draw:layer="layout" svg:width="0.2cm" svg:height="0.087cm" svg:x="0.952cm" svg:y="0.62cm" svg:viewBox="0 0 201 88" svg:d="m179 88c58-29-1-148-179-51">
            <text:p/>
          </draw:path>
          <draw:polygon draw:style-name="gr2" draw:layer="layout" svg:width="0.533cm" svg:height="0.402cm" svg:x="0.454cm" svg:y="0.285cm" svg:viewBox="0 0 534 403" draw:points="0,403 534,403 534,0 0,0">
            <text:p/>
          </draw:polygon>
          <draw:polyline draw:style-name="gr1" draw:layer="layout" svg:width="0.533cm" svg:height="0.402cm" svg:x="0.454cm" svg:y="0.285cm" svg:viewBox="0 0 534 403" draw:points="534,403 534,0 0,0 0,403">
            <text:p/>
          </draw:polyline>
          <draw:polygon draw:style-name="gr3" draw:layer="layout" svg:width="0.062cm" svg:height="0.463cm" svg:x="0.988cm" svg:y="0.226cm" svg:viewBox="0 0 63 464" draw:points="0,58 0,464 63,353 63,0">
            <text:p/>
          </draw:polygon>
          <draw:polyline draw:style-name="gr1" draw:layer="layout" svg:width="0.062cm" svg:height="0.463cm" svg:x="0.988cm" svg:y="0.226cm" svg:viewBox="0 0 63 464" draw:points="0,58 0,464 63,353 63,0 0,58">
            <text:p/>
          </draw:polyline>
          <draw:polygon draw:style-name="gr4" draw:layer="layout" svg:width="0.595cm" svg:height="0.059cm" svg:x="0.454cm" svg:y="0.226cm" svg:viewBox="0 0 596 60" draw:points="596,0 205,0 0,60 534,60">
            <text:p/>
          </draw:polygon>
          <draw:polyline draw:style-name="gr1" draw:layer="layout" svg:width="0.595cm" svg:height="0.059cm" svg:x="0.454cm" svg:y="0.226cm" svg:viewBox="0 0 596 60" draw:points="596,0 205,0 0,60 534,60 596,0">
            <text:p/>
          </draw:polyline>
          <draw:polygon draw:style-name="gr5" draw:layer="layout" svg:width="0.44cm" svg:height="0.309cm" svg:x="0.501cm" svg:y="0.332cm" svg:viewBox="0 0 441 310" draw:points="0,310 441,310 441,0 0,0">
            <text:p/>
          </draw:polygon>
          <draw:polyline draw:style-name="gr1" draw:layer="layout" svg:width="0.44cm" svg:height="0.309cm" svg:x="0.501cm" svg:y="0.332cm" svg:viewBox="0 0 441 310" draw:points="0,310 441,310 441,0 0,0 0,310">
            <text:p/>
          </draw:polyline>
          <draw:polygon draw:style-name="gr6" draw:layer="layout" svg:width="0.082cm" svg:height="0.092cm" svg:x="0.903cm" svg:y="0.695cm" svg:viewBox="0 0 83 93" draw:points="0,41 22,93 83,25 76,0">
            <text:p/>
          </draw:polygon>
          <draw:polyline draw:style-name="gr1" draw:layer="layout" svg:width="0.082cm" svg:height="0.092cm" svg:x="0.903cm" svg:y="0.695cm" svg:viewBox="0 0 83 93" draw:points="0,41 22,93 83,25 76,0">
            <text:p/>
          </draw:polyline>
          <draw:polygon draw:style-name="gr7" draw:layer="layout" svg:width="0.534cm" svg:height="0.047cm" svg:x="0.454cm" svg:y="0.689cm" svg:viewBox="0 0 535 48" draw:points="450,48 535,0 0,0 118,48">
            <text:p/>
          </draw:polygon>
          <draw:polyline draw:style-name="gr1" draw:layer="layout" svg:width="0.534cm" svg:height="0.047cm" svg:x="0.454cm" svg:y="0.689cm" svg:viewBox="0 0 535 48" draw:points="450,48 535,0 0,0 118,48 450,48">
            <text:p/>
          </draw:polyline>
          <draw:polygon draw:style-name="gr8" draw:layer="layout" svg:width="0.385cm" svg:height="0.053cm" svg:x="0.541cm" svg:y="0.736cm" svg:viewBox="0 0 386 54" draw:points="386,54 362,0 30,0 0,54">
            <text:p/>
          </draw:polygon>
          <draw:polyline draw:style-name="gr1" draw:layer="layout" svg:width="0.385cm" svg:height="0.053cm" svg:x="0.541cm" svg:y="0.736cm" svg:viewBox="0 0 386 54" draw:points="386,54 362,0 30,0 0,54 386,54">
            <text:p/>
          </draw:polyline>
          <draw:path draw:style-name="gr9" draw:layer="layout" svg:width="0.113cm" svg:height="0.752cm" svg:x="0.115cm" svg:y="0.923cm" svg:viewBox="0 0 114 753" svg:d="m114 22h-5l1 612c-1 1-50-2-50 1-1 54 0 69 2 117-3 0-58 0-58 1 0-179-2-553-4-753z">
            <text:p/>
          </draw:path>
          <draw:path draw:style-name="gr1" draw:layer="layout" svg:width="0.113cm" svg:height="0.752cm" svg:x="0.115cm" svg:y="0.923cm" svg:viewBox="0 0 114 753" svg:d="m114 22h-5l1 612c-1 1-50-2-50 1-1 54 0 69 2 117-3 0-58 0-58 1 0-179-2-553-4-753">
            <text:p/>
          </draw:path>
          <draw:path draw:style-name="gr9" draw:layer="layout" svg:width="1.169cm" svg:height="0.204cm" svg:x="0.095cm" svg:y="0.758cm" svg:viewBox="0 0 1170 205" svg:d="m1133 143c1-78 32-84 36-95 0-13 2-30 0-41-30-1-35 1-76 0l-856-7c0 3-136 38-139 39-41-2-57 14-97 16-3 11 1 6 2 20 8 7 20 10 28 19 5 29 5 40 5 65 0 15 0 30-1 46z">
            <text:p/>
          </draw:path>
          <draw:path draw:style-name="gr1" draw:layer="layout" svg:width="1.169cm" svg:height="0.204cm" svg:x="0.095cm" svg:y="0.758cm" svg:viewBox="0 0 1170 205" svg:d="m1133 143c1-78 32-84 36-95 0-13 2-30 0-41-30-1-35 1-76 0l-856-7c0 3-136 38-139 39-41-2-57 14-97 16-3 11 1 6 2 20 8 7 20 10 28 19 5 29 5 40 5 65 0 15 0 30-1 46">
            <text:p/>
          </draw:path>
          <draw:path draw:style-name="gr9" draw:layer="layout" svg:width="0.113cm" svg:height="0.751cm" svg:x="1.111cm" svg:y="0.907cm" svg:viewBox="0 0 114 752" svg:d="m114 22h-5l1 612c-1 1-50-2-50 1-1 54 0 69 2 116-3 1-58 1-58 1 0-178-2-552-4-752z">
            <text:p/>
          </draw:path>
          <draw:path draw:style-name="gr1" draw:layer="layout" svg:width="0.113cm" svg:height="0.751cm" svg:x="1.111cm" svg:y="0.907cm" svg:viewBox="0 0 114 752" svg:d="m114 22h-5l1 612c-1 1-50-2-50 1-1 54 0 69 2 116-3 1-58 1-58 1 0-178-2-552-4-752">
            <text:p/>
          </draw:path>
          <draw:polygon draw:style-name="gr10" draw:layer="layout" svg:width="1.072cm" svg:height="0.135cm" svg:x="0.132cm" svg:y="0.852cm" svg:viewBox="0 0 1073 136" draw:points="1073,136 1073,15 0,0 0,111">
            <text:p/>
          </draw:polygon>
          <draw:polyline draw:style-name="gr1" draw:layer="layout" svg:width="1.072cm" svg:height="0.135cm" svg:x="0.132cm" svg:y="0.852cm" svg:viewBox="0 0 1073 136" draw:points="1073,136 1073,15 0,0 0,111 1073,136">
            <text:p/>
          </draw:polyline>
          <draw:polygon draw:style-name="gr11" draw:layer="layout" svg:width="0.051cm" svg:height="0.173cm" svg:x="1.205cm" svg:y="0.813cm" svg:viewBox="0 0 52 174" draw:points="52,121 52,0 0,53 0,174">
            <text:p/>
          </draw:polygon>
          <draw:polyline draw:style-name="gr1" draw:layer="layout" svg:width="0.051cm" svg:height="0.173cm" svg:x="1.205cm" svg:y="0.813cm" svg:viewBox="0 0 52 174" draw:points="52,121 52,0 0,53 0,174 52,121">
            <text:p/>
          </draw:polyline>
          <draw:polygon draw:style-name="gr12" draw:layer="layout" svg:width="1.162cm" svg:height="0.074cm" svg:x="0.096cm" svg:y="0.754cm" svg:viewBox="0 0 1163 75" draw:points="1163,12 1103,75 0,59 242,0">
            <text:p/>
          </draw:polygon>
          <draw:polyline draw:style-name="gr1" draw:layer="layout" svg:width="1.162cm" svg:height="0.074cm" svg:x="0.096cm" svg:y="0.754cm" svg:viewBox="0 0 1163 75" draw:points="1163,12 1103,75 0,59 242,0 1163,12">
            <text:p/>
          </draw:polyline>
          <draw:polygon draw:style-name="gr13" draw:layer="layout" svg:width="0.033cm" svg:height="0.087cm" svg:x="1.116cm" svg:y="0.705cm" svg:viewBox="0 0 34 88" draw:points="0,88 0,66 34,0 33,45">
            <text:p/>
          </draw:polygon>
          <draw:polyline draw:style-name="gr1" draw:layer="layout" svg:width="0.033cm" svg:height="0.087cm" svg:x="1.116cm" svg:y="0.705cm" svg:viewBox="0 0 34 88" draw:points="0,88 0,66 34,0 33,45 0,88">
            <text:p/>
          </draw:polyline>
          <draw:polygon draw:style-name="gr4" draw:layer="layout" svg:width="0.107cm" svg:height="0.065cm" svg:x="1.042cm" svg:y="0.705cm" svg:viewBox="0 0 108 66" draw:points="75,66 108,0 32,0 0,66">
            <text:p/>
          </draw:polygon>
          <draw:polyline draw:style-name="gr1" draw:layer="layout" svg:width="0.107cm" svg:height="0.065cm" svg:x="1.042cm" svg:y="0.705cm" svg:viewBox="0 0 108 66" draw:points="75,66 108,0 32,0 0,66 75,66">
            <text:p/>
          </draw:polyline>
          <draw:polygon draw:style-name="gr2" draw:layer="layout" svg:width="0.074cm" svg:height="0.021cm" svg:x="1.042cm" svg:y="0.77cm" svg:viewBox="0 0 75 22" draw:points="0,22 75,22 75,0 0,0">
            <text:p/>
          </draw:polygon>
          <draw:polyline draw:style-name="gr1" draw:layer="layout" svg:width="0.074cm" svg:height="0.021cm" svg:x="1.042cm" svg:y="0.77cm" svg:viewBox="0 0 75 22" draw:points="0,22 75,22 75,0 0,0 0,22">
            <text:p/>
          </draw:polyline>
          <draw:polygon draw:style-name="gr14" draw:layer="layout" svg:width="0.056cm" svg:height="0.103cm" svg:x="0.946cm" svg:y="0.7cm" svg:viewBox="0 0 57 104" draw:points="0,104 0,77 57,0 57,47">
            <text:p/>
          </draw:polygon>
          <draw:polyline draw:style-name="gr1" draw:layer="layout" svg:width="0.056cm" svg:height="0.103cm" svg:x="0.946cm" svg:y="0.7cm" svg:viewBox="0 0 57 104" draw:points="0,104 0,77 57,0 57,47 0,104">
            <text:p/>
          </draw:polyline>
          <draw:polygon draw:style-name="gr15" draw:layer="layout" svg:width="0.544cm" svg:height="0.077cm" svg:x="0.457cm" svg:y="0.7cm" svg:viewBox="0 0 545 78" draw:points="489,78 0,78 55,0 545,0">
            <text:p/>
          </draw:polygon>
          <draw:polyline draw:style-name="gr1" draw:layer="layout" svg:width="0.544cm" svg:height="0.077cm" svg:x="0.457cm" svg:y="0.7cm" svg:viewBox="0 0 545 78" draw:points="489,78 0,78 55,0 545,0 489,78">
            <text:p/>
          </draw:polyline>
          <draw:polygon draw:style-name="gr5" draw:layer="layout" svg:width="0.489cm" svg:height="0.025cm" svg:x="0.457cm" svg:y="0.778cm" svg:viewBox="0 0 490 26" draw:points="0,26 490,26 490,0 0,0">
            <text:p/>
          </draw:polygon>
          <draw:polyline draw:style-name="gr1" draw:layer="layout" svg:width="0.489cm" svg:height="0.025cm" svg:x="0.457cm" svg:y="0.778cm" svg:viewBox="0 0 490 26" draw:points="0,26 490,26 490,0 0,0 0,26">
            <text:p/>
          </draw:polyline>
          <draw:path draw:style-name="gr16" draw:layer="layout" svg:width="0.191cm" svg:height="0.113cm" svg:x="0.67cm" svg:y="1.65cm" svg:viewBox="0 0 192 114" svg:d="m136 2c-8 56-19 69 46 79v3c0 0 7-15 10 13 0 0 12 40-161-3 0 0-10-32-31-14l3 4c6-24 24-31 14-66h1l119-18z">
            <text:p/>
          </draw:path>
          <draw:path draw:style-name="gr1" draw:layer="layout" svg:width="0.191cm" svg:height="0.113cm" svg:x="0.67cm" svg:y="1.65cm" svg:viewBox="0 0 192 114" svg:d="m136 2c-8 56-19 69 46 79v3c0 0 7-15 10 13 0 0 12 40-161-3 0 0-10-32-31-14l3 4c6-24 24-31 14-66h1l119-18">
            <text:p/>
          </draw:path>
          <draw:path draw:style-name="gr16" draw:layer="layout" svg:width="0.191cm" svg:height="0.149cm" svg:x="0.906cm" svg:y="0.677cm" svg:viewBox="0 0 192 150" svg:d="m0 119c10-12 2-7 13-20 18-18 34-35 48-55 9-12 17-24 26-35 9-10 30-11 42-6 11 5 16 8 28 11 7 2 12 17 4 18 7 3 13 7 15 13 0 1-1 5-1 6 4 11 25 22 13 31-6 4-17-3-26 0-7 2-11 9-17 15-5 6-12 7-19 9-10 3-20 7-30 10-7 3-13 9-20 12-19 10-15 10-33 22-14-7-32-19-43-31z">
            <text:p/>
          </draw:path>
          <draw:path draw:style-name="gr1" draw:layer="layout" svg:width="0.191cm" svg:height="0.149cm" svg:x="0.906cm" svg:y="0.677cm" svg:viewBox="0 0 192 150" svg:d="m0 119c10-12 2-7 13-20 18-18 34-35 48-55 9-12 17-24 26-35 9-10 30-11 42-6 11 5 16 8 28 11 7 2 12 17 4 18 7 3 13 7 15 13 0 1-1 5-1 6 4 11 25 22 13 31-6 4-17-3-26 0-7 2-11 9-17 15-5 6-12 7-19 9-10 3-20 7-30 10-7 3-13 9-20 12-19 10-15 10-33 22-14-7-32-19-43-31">
            <text:p/>
          </draw:path>
          <draw:path draw:style-name="gr2" draw:layer="layout" svg:width="0.253cm" svg:height="0.128cm" svg:x="0.658cm" svg:y="1.729cm" svg:viewBox="0 0 254 129" svg:d="m194 4c32 5 68-10 58 13-4 37 0 40-20 65-8 7-7 0-18 7-52 9-133-41-140-1 2-2-25 34-26 40-1 2-11-2-15 0-34-54-37-92-30-122 21-18 40 10 40 10 185 40 160 3 160 3-3-27-10-13-10-13z">
            <text:p/>
          </draw:path>
          <draw:path draw:style-name="gr1" draw:layer="layout" svg:width="0.253cm" svg:height="0.128cm" svg:x="0.658cm" svg:y="1.729cm" svg:viewBox="0 0 254 129" svg:d="m194 4c32 5 68-10 58 13-4 37 0 40-20 65-8 7-7 0-18 7-52 9-133-41-140-1 2-2-25 34-26 40-1 2-11-2-15 0-34-54-37-92-30-122 21-18 40 10 40 10 185 40 160 3 160 3-3-27-10-13-10-13">
            <text:p/>
          </draw:path>
          <draw:path draw:style-name="gr11" draw:layer="layout" svg:width="1.05cm" svg:height="1.309cm" svg:x="0cm" svg:y="0.422cm" svg:viewBox="0 0 1051 1310" svg:d="m221 551c-26 115-30 228 7 338 7 8 16 11 28 16 68-5 65-4 144-2l94 8c6 2 14 0 21 5 36 56 244-31 251 29 3-18-83 19-87 63 16 68-1 203-4 267 15 11-21 13 14 32 49 12 118-18 118-18 19-12 25 7 45-4 4-183-7-301 18-474 3-36-8-34-10-56-1-15-18-19-27-33-36-9-84-11-110-14l-97-21c10-24 0-154 7-179 14-11 17-97 26-110l7-71c2 16-4 38 25 53 17 3 10 8 27 12 2 2 4 4 6 6 5 1 10 0 14 6 17 13 39 9 56 23 25 4 45 20 70 13 9-3 18-4 28-3 24-18 46-5 64-30 5-6 28-6 35-10 7-11 5 1 9-14 12-5 17-1 31-1 2-2 19-43 20-47 0 0-26-62-78-53l-62-7c-40 1-81-2-115-40l-9-20 5-32c11-23-13-75-19-104-35-25-14-7-50-35l-475-44c-5 2-13 3-17 2-37 1-68-5-102 17-8 19-23 50-22 73 9 32-50 28-33 61 8 10 4 22 8 32-8 46 1 4-8 41h-1c-52 138-73 283-73 283 4 5 8 8 11 13 30 37 197 86 197 86v-2z">
            <text:p/>
          </draw:path>
          <draw:path draw:style-name="gr1" draw:layer="layout" svg:width="1.05cm" svg:height="1.309cm" svg:x="0cm" svg:y="0.422cm" svg:viewBox="0 0 1051 1310" svg:d="m221 551c-26 115-30 228 7 338 7 8 16 11 28 16 68-5 65-4 144-2l94 8c6 2 14 0 21 5 36 56 244-31 251 29 3-18-83 19-87 63 16 68-1 203-4 267 15 11-21 13 14 32 49 12 118-18 118-18 19-12 25 7 45-4 4-183-7-301 18-474 3-36-8-34-10-56-1-15-18-19-27-33-36-9-84-11-110-14l-97-21c10-24 0-154 7-179 14-11 17-97 26-110l7-71c2 16-4 38 25 53 17 3 10 8 27 12 2 2 4 4 6 6 5 1 10 0 14 6 17 13 39 9 56 23 25 4 45 20 70 13 9-3 18-4 28-3 24-18 46-5 64-30 5-6 28-6 35-10 7-11 5 1 9-14 12-5 17-1 31-1 2-2 19-43 20-47 0 0-26-62-78-53l-62-7c-40 1-81-2-115-40l-9-20 5-32c11-23-13-75-19-104-35-25-14-7-50-35l-475-44c-5 2-13 3-17 2-37 1-68-5-102 17-8 19-23 50-22 73 9 32-50 28-33 61 8 10 4 22 8 32-8 46 1 4-8 41h-1c-52 138-73 283-73 283 4 5 8 8 11 13 30 37 197 86 197 86v-2">
            <text:p/>
          </draw:path>
          <draw:path draw:style-name="gr17" draw:layer="layout" svg:width="0.193cm" svg:height="0.089cm" svg:x="0.377cm" svg:y="1.685cm" svg:viewBox="0 0 194 90" svg:d="m36 0c-20 20-31 36-36 52 21-31 46 0 46 0 61 25 89 38 89 38 82-7 54-54 54-54-41-17-53-29-50-36z">
            <text:p/>
          </draw:path>
          <draw:path draw:style-name="gr1" draw:layer="layout" svg:width="0.193cm" svg:height="0.089cm" svg:x="0.377cm" svg:y="1.685cm" svg:viewBox="0 0 194 90" svg:d="m36 0c-20 20-31 36-36 52 21-31 46 0 46 0 61 25 89 38 89 38 82-7 54-54 54-54-41-17-53-29-50-36">
            <text:p/>
          </draw:path>
          <draw:path draw:style-name="gr11" draw:layer="layout" svg:width="0.217cm" svg:height="0.254cm" svg:x="0.343cm" svg:y="1.465cm" svg:viewBox="0 0 218 255" svg:d="m39 5-24 176-15 52 140 22 5-1c2-8 34 4 49 0 20-11 3-3 24-14-2-4-6-66-5-240z">
            <text:p/>
          </draw:path>
          <draw:path draw:style-name="gr1" draw:layer="layout" svg:width="0.217cm" svg:height="0.254cm" svg:x="0.343cm" svg:y="1.465cm" svg:viewBox="0 0 218 255" svg:d="m39 5-24 176-15 52 140 22 5-1c2-8 34 4 49 0 20-11 3-3 24-14-2-4-6-66-5-240">
            <text:p/>
          </draw:path>
          <draw:polygon draw:style-name="gr18" draw:layer="layout" svg:width="0.02cm" svg:height="0.136cm" svg:x="0.445cm" svg:y="1.737cm" svg:viewBox="0 0 21 137" draw:points="0,137 21,0">
            <text:p/>
          </draw:polygon>
          <draw:line draw:style-name="gr1" draw:layer="layout" svg:x1="0.445cm" svg:y1="1.874cm" svg:x2="0.466cm" svg:y2="1.737cm">
            <text:p/>
          </draw:line>
          <draw:path draw:style-name="gr19" draw:layer="layout" svg:width="0.126cm" svg:height="0.259cm" svg:x="0.296cm" svg:y="1.107cm" svg:viewBox="0 0 127 260" svg:d="m112 251c10-2 16-11 15-21l-39-216c-2-9-11-15-21-14l-53 9c-10 2-15 11-14 21l38 216c2 9 11 16 21 14z">
            <text:p/>
          </draw:path>
          <draw:path draw:style-name="gr1" draw:layer="layout" svg:width="0.126cm" svg:height="0.259cm" svg:x="0.296cm" svg:y="1.107cm" svg:viewBox="0 0 127 260" svg:d="m112 251c10-2 16-11 15-21l-39-216c-2-9-11-15-21-14l-53 9c-10 2-15 11-14 21l38 216c2 9 11 16 21 14">
            <text:p/>
          </draw:path>
          <draw:path draw:style-name="gr20" draw:layer="layout" svg:width="0.081cm" svg:height="0.05cm" svg:x="0.33cm" svg:y="1.681cm" svg:viewBox="0 0 82 51" svg:d="m82 0c-37 8-79 2-82 24s13 26 29 27z">
            <text:p/>
          </draw:path>
          <draw:path draw:style-name="gr1" draw:layer="layout" svg:width="0.081cm" svg:height="0.05cm" svg:x="0.33cm" svg:y="1.681cm" svg:viewBox="0 0 82 51" svg:d="m82 0c-37 8-79 2-82 24s13 26 29 27">
            <text:p/>
          </draw:path>
          <draw:path draw:style-name="gr21" draw:layer="layout" svg:width="0.164cm" svg:height="0.29cm" svg:x="0.644cm" svg:y="1.199cm" svg:viewBox="0 0 165 291" svg:d="m153 158c10-10 12-13 12-23v-118c0-10-8-17-18-17l-130 124c-10 0-17 8-17 18v131c0 10 8 18 17 18z">
            <text:p/>
          </draw:path>
          <draw:path draw:style-name="gr1" draw:layer="layout" svg:width="0.164cm" svg:height="0.29cm" svg:x="0.644cm" svg:y="1.199cm" svg:viewBox="0 0 165 291" svg:d="m153 158c10-10 12-13 12-23v-118c0-10-8-17-18-17l-130 124c-10 0-17 8-17 18v131c0 10 8 18 17 18l137-133">
            <text:p/>
          </draw:path>
          <draw:path draw:style-name="gr5" draw:layer="layout" svg:width="0.03cm" svg:height="0.15cm" svg:x="0.157cm" svg:y="0.755cm" svg:viewBox="0 0 31 151" svg:d="m0 119c-2-26 30-98 31-119-6 23-11 134-4 151z">
            <text:p/>
          </draw:path>
          <draw:path draw:style-name="gr1" draw:layer="layout" svg:width="0.03cm" svg:height="0.15cm" svg:x="0.157cm" svg:y="0.755cm" svg:viewBox="0 0 31 151" svg:d="m0 119c-2-26 30-98 31-119-6 23-11 134-4 151">
            <text:p/>
          </draw:path>
          <draw:path draw:style-name="gr21" draw:layer="layout" svg:width="0.56cm" svg:height="0.275cm" svg:x="0.13cm" svg:y="0.864cm" svg:viewBox="0 0 561 276" svg:d="m5 250-3-8c9-78-32-189 54-242 368-1 80 9 448 8l22 16c45-6 34 231 34 231l-33 21z">
            <text:p/>
          </draw:path>
          <draw:path draw:style-name="gr1" draw:layer="layout" svg:width="0.56cm" svg:height="0.275cm" svg:x="0.13cm" svg:y="0.864cm" svg:viewBox="0 0 561 276" svg:d="m5 250-3-8c9-78-32-189 54-242 368-1 80 9 448 8l22 16c45-6 34 231 34 231l-33 21">
            <text:p/>
          </draw:path>
          <draw:path draw:style-name="gr13" draw:layer="layout" svg:width="0.564cm" svg:height="0.276cm" svg:x="0.092cm" svg:y="0.861cm" svg:viewBox="0 0 565 277" svg:d="m4 274c9-78-36-221 49-274 367-1 103 2 471 1l8 4c45-5 31 272 31 272z">
            <text:p/>
          </draw:path>
          <draw:path draw:style-name="gr1" draw:layer="layout" svg:width="0.564cm" svg:height="0.276cm" svg:x="0.092cm" svg:y="0.861cm" svg:viewBox="0 0 565 277" svg:d="m4 274c9-78-36-221 49-274 367-1 103 2 471 1l8 4c45-5 31 272 31 272">
            <text:p/>
          </draw:path>
          <draw:path draw:style-name="gr22" draw:layer="layout" svg:width="0.413cm" svg:height="0.397cm" svg:x="0.243cm" svg:y="0cm" svg:viewBox="0 0 414 398" svg:d="m403 224c0 0 1 7 0 10 0 17 9 31 11 48-6 8-13 16-18 24-13 7-28 6-42 11-13 10-21 26-35 35-17 4-35 3-51 10-9 9-21 15-29 27-15 11-35 9-53 7-8-6-17-9-25-14-19-21-39-40-59-59-17 0-33 2-50-1-11-5-18-17-30-20-7-17-16-32-16-50-2-2-8-6-5-10 61-21 29-64 39-103 28-19 0-33 11-56 23-85 125-70 194-83 21 3 43 0 49 22-1 1 22 6 18 10 15 18 18 7 34 26 15 21 10 29 14 36 19 24 39 37 42 71 1 17-10 32-14 34 9 20 20 1 12 25z">
            <text:p/>
          </draw:path>
          <draw:path draw:style-name="gr23" draw:layer="layout" svg:width="0.459cm" svg:height="0.288cm" svg:x="0.212cm" svg:y="0.217cm" svg:viewBox="0 0 460 289" svg:d="m452 199c-1 5-3 8-6 11-18-1-12 42-27 36-10 5-18-4-27-6-7 1-14 5-21 7-9 10-22 13-34 17-46-11-87 16-131 24-11-1-39 6-43-6-21-13-25-40-45-55-29-3-58-5-87-8-5-2-8-7-14-7-1-11-3-14-6-22-1-3-9-9-4-11s7-7-5-16c-7-28 8-116 29-137-4 4 7-2 9 0 0 17 6 34 13 50 12 1 19 16 30 21 16 2 33 1 50 1 20 19 40 38 59 58 8 6 17 9 25 14 18 3 38 5 53-7 8-11 20-17 29-26 16-8 34-7 51-10 14-9 22-25 35-35 14-6 29-4 42-11 5-9 11-16 17-24 0-17-10-31-10-48-2-1-5-5-10-8l7-1c67 59-7 125 27 184l-5 14z">
            <text:p/>
          </draw:path>
          <draw:path draw:style-name="gr1" draw:layer="layout" svg:width="0.452cm" svg:height="0.262cm" svg:x="0.212cm" svg:y="0.244cm" svg:viewBox="0 0 453 263" svg:d="m453 172c-2 5-4 8-7 11-18-1-12 42-27 36-9 5-18-4-27-6-7 4-14 5-21 7-9 10-22 14-34 18-46-12-87 15-131 23-11 0-39 6-42-6-22-13-26-40-46-55-29-3-58-5-87-8-5-2-8-7-14-7-1-11-3-13-6-22-1-3-9-9-4-11s7-7-5-16c-7-28 8-116 29-136">
            <text:p/>
          </draw:path>
          <draw:path draw:style-name="gr1" draw:layer="layout" svg:width="0.036cm" svg:height="0.198cm" svg:x="0.636cm" svg:y="0.217cm" svg:viewBox="0 0 37 199" svg:d="m9 9c-2-3-5-5-9-8l6-1c70 59-6 125 28 185l-5 14">
            <text:p/>
          </draw:path>
          <draw:path draw:style-name="gr24" draw:layer="layout" svg:width="0.234cm" svg:height="0.149cm" svg:x="0.374cm" svg:y="1.721cm" svg:viewBox="0 0 235 150" svg:d="m193 86c-10 0-38 7-51 10-47-16 4-8-66-18-18 16-13 47-19 71-4 2-10-1-14 0-32-67-50-99-40-134 22-30 46 1 46 1 62 24 90 37 90 37 81-17 53-53 53-53 40 6 39 0 39 0 21 13-38 80-38 80z">
            <text:p/>
          </draw:path>
          <draw:path draw:style-name="gr1" draw:layer="layout" svg:width="0.234cm" svg:height="0.149cm" svg:x="0.374cm" svg:y="1.721cm" svg:viewBox="0 0 235 150" svg:d="m193 86c-10 0-38 7-51 10-47-16 4-8-66-18-18 16-13 47-19 71-4 2-10-1-14 0-32-67-50-99-40-134 22-30 46 1 46 1 62 24 90 37 90 37 81-17 53-53 53-53 40 6 39 0 39 0 21 13-38 80-38 80">
            <text:p/>
          </draw:path>
          <draw:path draw:style-name="gr19" draw:layer="layout" svg:width="0.441cm" svg:height="0.525cm" svg:x="0.19cm" svg:y="1.475cm" svg:viewBox="0 0 442 526" svg:d="m193 0c2 160 3 31 1 190 2 5-4 13-10 16-36 8-79-8-81 24-3 23 13 27 29 28-39 32-77 72-115 101-28 33-12 61-15 99 11 13 22 6 37 2-3-28 4-48 4-72 48-40 97-86 146-129 3-1 5 2 8 4-14 72-44 178-32 242 2 5-1 13 7 16 12 2 30 11 37-2 5-43-10-77 12-125-3 1-1-2 0 0 6 21 3 33 3 58 13 2 32 10 40-7 5-45-10-95-14-154 2-6-3-12 5-18 46 30 89 80 135 113 18 19 12 82 12 82 27 6 33 3 33 3h5c0 0 12-67-16-112l-120-102c2-1 26 0 31-2 18-8 22-25 12-40-18-3-31-5-55-5-12 0-13-8-13-36 2-149-3-16 1-167z">
            <text:p/>
          </draw:path>
          <draw:path draw:style-name="gr1" draw:layer="layout" svg:width="0.441cm" svg:height="0.525cm" svg:x="0.19cm" svg:y="1.475cm" svg:viewBox="0 0 442 526" svg:d="m193 0c2 160 3 31 1 190 2 5-4 13-10 16-36 8-79-8-81 24-3 23 13 27 29 28-39 32-77 72-115 101-28 33-12 61-15 99 11 13 22 6 37 2-3-28 4-48 4-72 48-40 97-86 146-129 3-1 5 2 8 4-14 72-44 178-32 242 2 5-1 13 7 16 12 2 30 11 37-2 5-43-10-77 12-125-3 1-1-2 0 0 6 21 3 33 3 58 13 2 32 10 40-7 5-45-10-95-14-154 2-6-3-12 5-18 46 30 89 80 135 113 18 19 12 82 12 82 27 6 33 3 33 3h5c0 0 12-67-16-112l-120-102c2-1 26 0 31-2 18-8 22-25 12-40-18-3-31-5-55-5-12 0-13-8-13-36 2-149-3-16 1-167">
            <text:p/>
          </draw:path>
          <draw:path draw:style-name="gr19" draw:layer="layout" svg:width="0.241cm" svg:height="0.054cm" svg:x="0.294cm" svg:y="1.686cm" svg:viewBox="0 0 242 55" svg:d="m225 0c10 0 17 8 17 17v9c0 10-8 18-17 18h-4c0 0-101 25-204 0-10 0-17-8-17-18v-9c0-9 7-17 17-17 92 31 208 0 208 0z">
            <text:p/>
          </draw:path>
          <draw:path draw:style-name="gr1" draw:layer="layout" svg:width="0.241cm" svg:height="0.054cm" svg:x="0.294cm" svg:y="1.686cm" svg:viewBox="0 0 242 55" svg:d="m225 0c10 0 17 8 17 17v9c0 10-8 18-17 18h-4c0 0-101 25-204 0-10 0-17-8-17-18v-9c0-9 7-17 17-17 92 31 208 0 208 0">
            <text:p/>
          </draw:path>
          <draw:path draw:style-name="gr25" draw:layer="layout" svg:width="0.082cm" svg:height="0.087cm" svg:x="0.295cm" svg:y="0.971cm" svg:viewBox="0 0 83 88" svg:d="m41 88c23 0 42-20 42-44 0-25-19-44-42-44s-41 19-41 44c0 24 18 44 41 44z">
            <text:p/>
          </draw:path>
          <draw:path draw:style-name="gr1" draw:layer="layout" svg:width="0.082cm" svg:height="0.087cm" svg:x="0.295cm" svg:y="0.971cm" svg:viewBox="0 0 83 88" svg:d="m41 88c23 0 42-20 42-44 0-25-19-44-42-44s-41 19-41 44c0 24 18 44 41 44">
            <text:p/>
          </draw:path>
          <draw:path draw:style-name="gr26" draw:layer="layout" svg:width="0.082cm" svg:height="0.087cm" svg:x="0.28cm" svg:y="0.974cm" svg:viewBox="0 0 83 88" svg:d="m41 88c23 0 42-20 42-44 0-25-19-44-42-44s-41 19-41 44 18 44 41 44z">
            <text:p/>
          </draw:path>
          <draw:path draw:style-name="gr1" draw:layer="layout" svg:width="0.082cm" svg:height="0.087cm" svg:x="0.28cm" svg:y="0.974cm" svg:viewBox="0 0 83 88" svg:d="m41 88c23 0 42-20 42-44 0-25-19-44-42-44s-41 19-41 44 18 44 41 44">
            <text:p/>
          </draw:path>
          <draw:polygon draw:style-name="gr27" draw:layer="layout" svg:width="0.09cm" svg:height="0.002cm" svg:x="0.332cm" svg:y="1.328cm" svg:viewBox="0 0 91 3" draw:points="0,0 91,3">
            <text:p/>
          </draw:polygon>
          <draw:line draw:style-name="gr1" draw:layer="layout" svg:x1="0.332cm" svg:y1="1.328cm" svg:x2="0.423cm" svg:y2="1.331cm">
            <text:p/>
          </draw:line>
          <draw:path draw:style-name="gr21" draw:layer="layout" svg:width="0.56cm" svg:height="0.178cm" svg:x="0.105cm" svg:y="1.311cm" svg:viewBox="0 0 561 179" svg:d="m549 179c10 0 18-8 4-23v-131c14-5 6-13-4-13h-406l-22-12c-10 0-121 9-121 19v142c0 9 7 17 17 17z">
            <text:p/>
          </draw:path>
          <draw:path draw:style-name="gr1" draw:layer="layout" svg:width="0.56cm" svg:height="0.178cm" svg:x="0.105cm" svg:y="1.311cm" svg:viewBox="0 0 561 179" svg:d="m549 179c10 0 18-8 4-23v-131c14-5 6-13-4-13h-406l-22-12c-10 0-121 9-121 19v142c0 9 7 17 17 17h532">
            <text:p/>
          </draw:path>
          <draw:path draw:style-name="gr13" draw:layer="layout" svg:width="0.51cm" svg:height="0.149cm" svg:x="0.124cm" svg:y="1.332cm" svg:viewBox="0 0 511 150" svg:d="m15 150c-8 0-15-8-15-16v-118c0-9 7-16 15-16h480c8 0 16 7 16 16v118c0 8-8 16-16 16z">
            <text:p/>
          </draw:path>
          <draw:path draw:style-name="gr1" draw:layer="layout" svg:width="0.51cm" svg:height="0.149cm" svg:x="0.124cm" svg:y="1.332cm" svg:viewBox="0 0 511 150" svg:d="m15 150c-8 0-15-8-15-16v-118c0-9 7-16 15-16h480c8 0 16 7 16 16v118c0 8-8 16-16 16">
            <text:p/>
          </draw:path>
          <draw:path draw:style-name="gr28" draw:layer="layout" svg:width="0.139cm" svg:height="0.247cm" svg:x="0.658cm" svg:y="1.219cm" svg:viewBox="0 0 140 248" svg:d="m130 132c12-10 10-27 10-15v-105c0-9-8-15-15-11l-110 106c-9 8-15 18-15 27v98c0 9 7 16 16 16l115-116z">
            <text:p/>
          </draw:path>
          <draw:path draw:style-name="gr1" draw:layer="layout" svg:width="0.139cm" svg:height="0.247cm" svg:x="0.658cm" svg:y="1.219cm" svg:viewBox="0 0 140 248" svg:d="m130 132c12-10 10-27 10-15v-105c0-9-8-15-15-11l-110 106c-9 8-15 18-15 27v98c0 9 7 16 16 16l115-116">
            <text:p/>
          </draw:path>
          <draw:path draw:style-name="gr13" draw:layer="layout" svg:width="0.509cm" svg:height="0.25cm" svg:x="0.119cm" svg:y="0.875cm" svg:viewBox="0 0 510 251" svg:d="m4 248c8-71-33-201 44-248 331-1 93 2 425 1l7 4c41-5 28 246 28 246z">
            <text:p/>
          </draw:path>
          <draw:path draw:style-name="gr1" draw:layer="layout" svg:width="0.509cm" svg:height="0.25cm" svg:x="0.119cm" svg:y="0.875cm" svg:viewBox="0 0 510 251" svg:d="m4 248c8-71-33-201 44-248 331-1 93 2 425 1l7 4c41-5 28 246 28 246">
            <text:p/>
          </draw:path>
          <draw:polygon draw:style-name="gr29" draw:layer="layout" svg:width="0.151cm" svg:height="0.053cm" svg:x="0.122cm" svg:y="1.268cm" svg:viewBox="0 0 152 54" draw:points="112,29 152,54 0,54 88,0">
            <text:p/>
          </draw:polygon>
          <draw:polyline draw:style-name="gr1" draw:layer="layout" svg:width="0.151cm" svg:height="0.053cm" svg:x="0.122cm" svg:y="1.268cm" svg:viewBox="0 0 152 54" draw:points="112,29 152,54 0,54 88,0 112,29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ac Woman</dc:title>
    <meta:creation-date>2011-02-07T16:38:55</meta:creation-date>
    <meta:editing-duration>P0D</meta:editing-duration>
    <meta:editing-cycles>1</meta:editing-cycles>
    <meta:document-statistic meta:object-count="92"/>
    <meta:generator>OpenOffice.org/3.3$Linux OpenOffice.org_project/330m20$Build-9567</meta:generator>
  </office:meta>
</office:document-meta>
</file>